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6pt" officeooo:paragraph-rsid="0010a6c8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6pt" officeooo:paragraph-rsid="0010a6c8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4" style:family="text">
      <style:text-properties fo:color="#000000" loext:opacity="100%" style:font-name="Times New Roman" fo:background-color="#ffffff" loext:char-shading-value="0" style:font-name-complex="Times New Roman1"/>
    </style:style>
    <style:style style:name="T5" style:family="text">
      <style:text-properties fo:color="#000000" loext:opacity="100%" style:font-name="Roboto" fo:font-size="10pt" fo:background-color="#ffffff" loext:char-shading-value="0" style:font-size-asian="10pt" style:font-size-complex="10pt"/>
    </style:style>
    <style:style style:name="T6" style:family="text">
      <style:text-properties fo:color="#000000" loext:opacity="100%" style:font-name="Roboto" fo:background-color="#ffffff" loext:char-shading-value="0"/>
    </style:style>
    <style:style style:name="T7" style:family="text">
      <style:text-properties fo:color="#000000" loext:opacity="100%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8" style:family="text">
      <style:text-properties fo:color="#000000" loext:opacity="100%" fo:background-color="#ffffff" loext:char-shading-value="0" style:font-name-complex="Times New Roman1"/>
    </style:style>
    <style:style style:name="T9" style:family="text">
      <style:text-properties fo:color="#000000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XXV</text:span></text:p>
      <text:p text:style-name="P2"><text:span text:style-name="T8">Все больше людей заполняло палубу яхты. Солнце уже садилось за горизонт и всюду на судне загорались гирлянды ярких огней. Александр, одетый в дорогой итальянский костюм синего цвета, стоял с бокалом шампанского, вглядываясь в даль бесконечного моря. На ногах его были начищенные коричневые туфли, а дополнял его внешний вид изящный гладкий галстук, ловко им завязанный. Алина стояла рядом. На ней было недлинное черное платье и прекрасно подходящие к нему черные туфли на высоком каблуке. Волосы ее развевал ветер, а сережки с изумрудами, подаренные Алехиным, поблескивали от последних лучей садящегося солнца. Настя тем временем прогуливалась по нижней палубе недалеко от бара. Она была одета в изящно переливающееся и мерцающее в свете фонарей темно-синее платье и аккуратные туфельки, подобранные под его тон. Она была напряжена и постоянно пристально осматривалась по сторонам. Не увидев нигде подозрительных людей, она успокоилась и, подойдя к барной стойке попросила стакан воды. Вот уже собрались все гости. Белые паруса наполнились теплым ветром, и судно тронулось, покидая бухту и направляясь в безграничное море. На палубе гремела музыка, веселым голосом в микрофон кричал ведущий, люди веселились, танцевали, пили шампанское. </text:span></text:p>
      <text:p text:style-name="P2"><text:span text:style-name="T8">–Ну как тебе здесь? – спросил, усмехнувшись, Алехин у Алины. </text:span></text:p>
      <text:p text:style-name="P2"><text:span text:style-name="T8">–Мне вот только интересно, во сколько тебе это обошлось? – ответила девушка. </text:span></text:p>
      <text:p text:style-name="P2"><text:soft-page-break/><text:span text:style-name="T8">–Ну на самом деле меня пригласили, так как многие меня здесь знают. Все это организовано в честь дня рождения одного очень важного влиятельного человека. Хотя толком и не знаю, кто он. </text:span></text:p>
      <text:p text:style-name="P2"><text:span text:style-name="T8">–Ладно, допустим. Эх, и почему Настя отказалась лететь? Когда еще побываешь на такой роскошной вечеринке на столь прекрасной яхте? – вздохнула Алина. </text:span></text:p>
      <text:p text:style-name="P2"><text:span text:style-name="T8">–Я не знаю, она сказала, что у нее какие-то дела. Ну, сейчас не время думать об этом. Давай уже отрываться. У нас вся ночь впереди, – усмехнулся Алехин и резко поцеловал девушку, на что та сразу же ответила, обнимая его. </text:span></text:p>
      <text:p text:style-name="P2"><text:span text:style-name="T8">Настя стояла у барной стойки, наблюдая за каждым, кто был в помещении. Вот вошла девушка в черном обтягивающем платье, шляпе на английский манер и туфлях с высокими каблуками. Подойдя к стойке, она заказала коктейль и, поправив шляпу, так, что она закрыла все ее лицо, и стала ждать. Поправив кольцо на пальце и, взяв сумочку, Настя осторожно подошла к незнакомке и уже хотела было начать с ней разговор, как вдруг по спине пробежал холодок. К затылку ее было приставлено дуло пистолета. Второй пистолет она заметила в руках подошедшего бармена. </text:span></text:p>
      <text:p text:style-name="P2"><text:span text:style-name="T8">–Не советую тебе сейчас дергаться. Никому ведь не хочется, чтобы такое мероприятие сорвалось, – сказала Алена со зловещей улыбкой снимая шляпу. </text:span></text:p>
      <text:p text:style-name="P2"><text:span text:style-name="T8">–Как ты догадалась, – улыбнувшись, спокойно сказала Настя в ответ. </text:span></text:p>
      <text:p text:style-name="P2"><text:span text:style-name="T8">–А ты меня совсем за дурочку держишь? То, что ты международный секретный агент, это еще не гарантирует того, что ты сможешь сделать все так, чтобы тебя не рассекретили, – произнесла девушка, и </text:span><text:soft-page-break/><text:span text:style-name="T8">в этот момент стоявший сзади заломал Насте руки. Девушка осторожно согнула безымянный палец и в этот момент на лице ее на секунду появилась нотка волнения. </text:span></text:p>
      <text:p text:style-name="P2"><text:span text:style-name="T8">–Переживаешь из-за того, что не работает колечко? Ну это достаточно закономерно. Его так легко вывести из строя парой электромагнитных полей, – улыбнувшись сказала Алена, перевернув шляпу, в которой поблескивая скрывались контакты и микросхемы. </text:span></text:p>
      <text:p text:style-name="P2"><text:span text:style-name="T8">–Как же я сильно я промахнулась. А ты, как вижу, подготовилась основательно, – усмехнулась девушка. </text:span></text:p>
      <text:p text:style-name="P2"><text:span text:style-name="T8">–Думаю бар не то место. Пожалуй, продолжим наш разговор не здесь, – сказала Алена и направилась к еле заметной двери в углу. Бармен направился за ней, а за ним поволок девушку, державший ее сообщник Алены. Миновав несколько коридоров, они оказались в машинном отделении. В пару движений руки Насти были прикованы наручниками к одной из труб. </text:span></text:p>
      <text:p text:style-name="P2"><text:span text:style-name="T8">Алена прохаживалась из стороны в сторону, поглядывая на нее периодически. Остановившись, она резко ударила Настю. Из разбитой губы девушки засочилась струйка крови. </text:span></text:p>
      <text:p text:style-name="P2"><text:span text:style-name="T8">–Думала так легко сможешь мне помешать? Ты зря перешла мне дорогу, девочка! – грубо сказала она, ударяя ее еще раз. </text:span></text:p>
      <text:p text:style-name="P2"><text:span text:style-name="T8">–И что ты сейчас сделаешь? Убьешь меня? – спросила Настя спокойно. </text:span></text:p>
      <text:p text:style-name="P2"><text:span text:style-name="T8">–Ты думаешь я буду пачкать об тебя руки? – спросила Алена, протягивая к одному из молодых людей руку. Тот вынул из ножен и подал Алене нож. Та коварно улыбнулась и резко приложила его к горлу Насти. </text:span></text:p>
      <text:p text:style-name="P2"><text:soft-page-break/><text:span text:style-name="T8">–И как же, позволь узнать ты вычислила меня? И раз уж вычислила, много ли ты знаешь? </text:span></text:p>
      <text:p text:style-name="P2"><text:span text:style-name="T8">–Более чем достаточно. </text:span></text:p>
      <text:p text:style-name="P2"><text:span text:style-name="T8">–Ну, как вижу, ты не хочешь разговаривать. Тогда прощай, Анастасия, – сказала та и, замахнувшись нанесла резкий удар ножом. Настя даже не вздрогнула и, лишь улыбаясь перевела взгляд на лезвие, вонзившееся рядом с ней в стену. </text:span></text:p>
      <text:p text:style-name="P2"><text:span text:style-name="T8">–А ты, как я посмотрю, не боишься смерти.</text:span></text:p>
      <text:p text:style-name="P2"><text:span text:style-name="T8">–Просто понятно было, что ты не убьешь меня сейчас. Это явно не в твоих интересах. Да и психологически было видно, что ты не сделаешь этого. </text:span></text:p>
      <text:p text:style-name="P2"><text:span text:style-name="T8">–Жаль у нас не остается времени на разговоры. Рада буду тебя больше не увидеть! – посмеялась Алена и, отдав парню нож, вышла. Следом вышли и двое молодых людей. </text:span></text:p>
      <text:p text:style-name="P2"><text:span text:style-name="T8">«И как всегда выбираться самой. Даже Алехина поблизости нет!» – вздохнув, подумала девушка и, резко подпрыгнув, уцепилась руками, скованными наручниками за трубу. Раскачавшись, Настя резко согнула ноги к голове и, дотянувшись рукой до каблука с трудом вытащила из него небольшой предмет, похожий на тюбик с помадой. Сняв крышку и повернув основание, она приложила разложенный стержень к цепочке наручников, после чего та с шипением разделилась на две части и руки Насти оказались свободны. Убрав устройство обратно в каблук, девушка резко выбежала из машинного отделения и побежала на верхнюю палубу. Там тем временем Алена, растолкав всех прыгнула в вертолет и лопасти его начали раскручиваться. Когда девушка выбежала на палубу, вертолет начал </text:span><text:soft-page-break/><text:span text:style-name="T8">подниматься в воздух. Настя хотела подбежать и зацепиться за основание посадочной части, как вдруг изнутри яхты раздался взрыв, за которым послышался следующий. Начался переполох и паника у людей. Алехин, видевший убегавшую Алену, не узнал ее, но подозревал что-то неладное. Вертолет поднимался все выше. В руках Насти появилась откуда-то веревка с якорем-кошкой на конце. Раскрутив его, она зацепилась за вертолет и уже хотела прыгнуть за борт яхты, как вдруг Александр увидел ее, и даже не осознавая, что происходит, бросился к девушке. В последний момент изнутри яхты послышался еще один взрыв. В этот момент Алехин прыгнул к Насте, снося ее с ног, в итоге она оказалась лежащая на палубе, а Александр навис над ней, глядя ей в глаза. Взгляд девушки был наполнен злобой и ненавистью, но тут грянул еще один взрыв, и горящие обломки вертолета с плеском упали в воду. В ночной темноте и паникующей толпе людей, Настя растерянно смотрела то на то место, где только что был взорвавшийся вертолет, то на растворяющийся вдали дельтаплан, то на Александра, то на подплывающие к яхте лодки и садящиеся на воду вертолеты с группой эвакуации. Впервые в душе ее был страх. Но не только он наполнял ее сейчас. Ее разрывало и волнение, и злость, и обида, и благодарность Александру. Алехин осторожно поднялся и подал девушке руку. </text:span></text:p>
      <text:p text:style-name="P2"><text:span text:style-name="T8">–Но… Но… Но как… Откуда ты узнал? – в полной растерянности произнесла Настя.</text:span></text:p>
      <text:p text:style-name="P2"><text:span text:style-name="T8">–Ты же учила меня анализировать ситуацию и принимать решение. Хотя я не понял, как это произошло. Просто смешалось все: </text:span><text:soft-page-break/><text:span text:style-name="T8">убегающая девушка, взрыв на яхте, вертолет. Я понял, что здесь что-то неладное. </text:span></text:p>
      <text:p text:style-name="P2"><text:span text:style-name="T8">–Ты… Ты спас меня… – уже сквозь слезы и шок произнесла Настя, обнимая Александра. </text:span></text:p>
      <text:p text:style-name="P2"><text:span text:style-name="T8">В этот момент он вздрогнул и подумал о чем-то. Но от мыслей его оторвал голос Алины.</text:span></text:p>
      <text:p text:style-name="P2"><text:span text:style-name="T8">–Настя? Что ты здесь делаешь, почему не предупредила, что тоже приедешь, а в прочем расскажешь потом. Вы разве не хотите отсюда убраться? </text:span></text:p>
      <text:p text:style-name="P2"><text:span text:style-name="T8">–Да, пожалуй, прекрасное решение, – поддержал Алехин. </text:span></text:p>
      <text:p text:style-name="P2"><text:span text:style-name="T8">Через пару минут все они были в вертолете. Настя сидела в шоке. Алина обнимала ее, пытаясь успокоить, а Александр разговаривал с Евгением о произошедшем, рассказывая о том, что он видел. </text:span></text:p>
      <text:p text:style-name="P2"><text:span text:style-name="T8">–Ты спас мою дочь! Ты молодец, Саш. Я всегда знал, что ты не такой, каким хочешь быть. Ты пытаешься не подчиняться правилам, но порой нужно смирить гордыню. Поверь, каким не был твой отец, он тоже ценит и любит тебя. А уж мать тем более. Люби и ты родителей и прислушивайся к ним. Ну и к Насте. Как вижу, она положительно влияет на тебя, – сказал спокойно Евгений, пожимая ему руку.</text:span></text:p>
      <text:p text:style-name="P2"><text:span text:style-name="T8">–Спасибо вам за теплые слова, но я не заслужил ни их, ни вашего уважения. Я ведь действительно жил лишь, как мне хочется, а Настя тогда спасла меня, а теперь еще и помогла переосмыслить мою жизнь. </text:span></text:p>
      <text:p text:style-name="P2"><text:span text:style-name="T8">–Нет, Александр, сегодня ты как раз заслужил мое уважение и эти слова, – ответил Евгений. </text:span></text:p>
      <text:p text:style-name="P2"><text:span text:style-name="T8">Поговорив еще немного, они откинулись на спинки кресел и дальше путь в отель продолжился в молчании, которое хранила ночь, и покой </text:span><text:soft-page-break/><text:span text:style-name="T8">нарушал лишь монотонный гул лопастей. Мысли, что все обошлось принесли умиротворение, но пока истина, о которой знали лишь Алена и ее сообщники, скрывалась за завесой тайны, и впереди всех, кто был на яхте ждало еще очень много проблем.</text:span><text:span text:style-name="T9"> 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9:19.835000000</meta:creation-date>
    <dc:date>2022-05-15T20:30:02.072000000</dc:date>
    <meta:editing-duration>PT42S</meta:editing-duration>
    <meta:editing-cycles>1</meta:editing-cycles>
    <meta:document-statistic meta:table-count="0" meta:image-count="0" meta:object-count="0" meta:page-count="7" meta:paragraph-count="36" meta:word-count="1389" meta:character-count="8876" meta:non-whitespace-character-count="7471"/>
    <meta:generator>LibreOffice/7.2.2.2$Windows_X86_64 LibreOffice_project/02b2acce88a210515b4a5bb2e46cbfb63fe97d56</meta:generator>
  </office:meta>
</office:document-meta>
</file>